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3.8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208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1ae36" officeooo:paragraph-rsid="0011ae36"/>
    </style:style>
    <style:style style:name="P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11ae36" officeooo:paragraph-rsid="0011ae36" style:font-weight-asian="bold" style:font-weight-complex="bold"/>
    </style:style>
    <style:style style:name="P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12058d" officeooo:paragraph-rsid="0012058d" style:font-weight-asian="bold" style:font-weight-complex="bold"/>
    </style:style>
    <style:style style:name="P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2bee04" officeooo:paragraph-rsid="002bee04" style:font-weight-asian="bold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2bd9fc"/>
    </style:style>
    <style:style style:name="P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2e3119"/>
    </style:style>
    <style:style style:name="P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11ae36"/>
    </style:style>
    <style:style style:name="P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875f1b"/>
    </style:style>
    <style:style style:name="P9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officeooo:paragraph-rsid="00353754"/>
    </style:style>
    <style:style style:name="P1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3659cf" officeooo:paragraph-rsid="003659cf" style:font-weight-asian="normal" style:font-weight-complex="normal"/>
    </style:style>
    <style:style style:name="P1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2cafca" officeooo:paragraph-rsid="002bd9fc" style:font-weight-asian="normal" style:font-weight-complex="normal"/>
    </style:style>
    <style:style style:name="P1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5c3138" officeooo:paragraph-rsid="005984ac" style:font-weight-asian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794d69" officeooo:paragraph-rsid="00794d69" style:font-weight-asian="normal" style:font-weight-complex="normal"/>
    </style:style>
    <style:style style:name="P1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7bbc71" officeooo:paragraph-rsid="007bbc71" style:font-weight-asian="normal" style:font-weight-complex="normal"/>
    </style:style>
    <style:style style:name="P1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8a6c10" officeooo:paragraph-rsid="008a6c10" style:font-weight-asian="normal" style:font-weight-complex="normal"/>
    </style:style>
    <style:style style:name="P1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336db9" officeooo:paragraph-rsid="00336db9" fo:background-color="transparent"/>
    </style:style>
    <style:style style:name="P1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tyle="normal" officeooo:rsid="00750501" officeooo:paragraph-rsid="00750501" style:font-style-asian="normal" style:font-style-complex="normal"/>
    </style:style>
    <style:style style:name="P18" style:family="paragraph" style:parent-style-name="Standard">
      <style:paragraph-properties fo:margin-top="0.0398in" fo:margin-bottom="0.0398in" loext:contextual-spacing="false" fo:line-height="150%" fo:text-align="start" style:justify-single-word="false" fo:break-before="page"/>
      <style:text-properties fo:font-weight="bold" officeooo:rsid="0012058d" officeooo:paragraph-rsid="0012058d" style:font-weight-asian="bold" style:font-weight-complex="bold"/>
    </style:style>
    <style:style style:name="P19" style:family="paragraph" style:parent-style-name="Standard">
      <style:paragraph-properties fo:margin-top="0.0398in" fo:margin-bottom="0.0398in" loext:contextual-spacing="false" fo:line-height="150%" fo:text-align="start" style:justify-single-word="false" fo:break-before="page"/>
      <style:text-properties officeooo:paragraph-rsid="0011ae36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9cd" officeooo:paragraph-rsid="001e29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2df8" officeooo:paragraph-rsid="00642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82ee85" officeooo:paragraph-rsid="005984ac" style:font-weight-asian="normal" style:font-weight-complex="normal"/>
    </style:style>
    <style:style style:name="P2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750501"/>
    </style:style>
    <style:style style:name="P2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8a6c10"/>
    </style:style>
    <style:style style:name="P2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8befb2" officeooo:paragraph-rsid="008befb2"/>
    </style:style>
    <style:style style:name="P2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tyle="normal" officeooo:rsid="008befb2" officeooo:paragraph-rsid="008befb2" style:font-style-asian="normal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efb2" officeooo:paragraph-rsid="008bef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2df8" officeooo:paragraph-rsid="00642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cc904" officeooo:paragraph-rsid="008cc9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df1b7" officeooo:paragraph-rsid="005df1b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8befb2" officeooo:paragraph-rsid="008befb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8cc904" officeooo:paragraph-rsid="008cc90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8cfcb1" officeooo:paragraph-rsid="008cfcb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d9fc" style:font-weight-asian="normal" style:font-weight-complex="normal"/>
    </style:style>
    <style:style style:name="T3" style:family="text">
      <style:text-properties fo:font-weight="normal" officeooo:rsid="002bee04" style:font-weight-asian="normal" style:font-weight-complex="normal"/>
    </style:style>
    <style:style style:name="T4" style:family="text">
      <style:text-properties fo:font-weight="normal" officeooo:rsid="002e3119" style:font-weight-asian="normal" style:font-weight-complex="normal"/>
    </style:style>
    <style:style style:name="T5" style:family="text">
      <style:text-properties fo:font-weight="normal" officeooo:rsid="008a6c10" style:font-weight-asian="normal" style:font-weight-complex="normal"/>
    </style:style>
    <style:style style:name="T6" style:family="text">
      <style:text-properties fo:font-weight="normal" officeooo:rsid="008befb2" style:font-weight-asian="normal" style:font-weight-complex="normal"/>
    </style:style>
    <style:style style:name="T7" style:family="text">
      <style:text-properties fo:font-weight="normal" officeooo:rsid="008e2075" style:font-weight-asian="normal" style:font-weight-complex="normal"/>
    </style:style>
    <style:style style:name="T8" style:family="text">
      <style:text-properties fo:font-weight="normal" officeooo:rsid="00323253" style:font-weight-asian="normal" style:font-weight-complex="normal"/>
    </style:style>
    <style:style style:name="T9" style:family="text">
      <style:text-properties fo:font-weight="normal" officeooo:rsid="002e3119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2e3119" fo:background-color="#ffff00" loext:char-shading-value="0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677993" style:font-style-asian="normal" style:font-style-complex="normal"/>
    </style:style>
    <style:style style:name="T13" style:family="text">
      <style:text-properties officeooo:rsid="002083d8"/>
    </style:style>
    <style:style style:name="T14" style:family="text">
      <style:text-properties officeooo:rsid="005984ac"/>
    </style:style>
    <style:style style:name="T15" style:family="text">
      <style:text-properties officeooo:rsid="00353754"/>
    </style:style>
    <style:style style:name="T16" style:family="text">
      <style:text-properties fo:font-weight="bold" officeooo:rsid="0011ae36" style:font-weight-asian="bold" style:font-weight-complex="bold"/>
    </style:style>
    <style:style style:name="T17" style:family="text">
      <style:text-properties fo:font-weight="bold" officeooo:rsid="008befb2" style:font-weight-asian="bold" style:font-weight-complex="bold"/>
    </style:style>
    <style:style style:name="T18" style:family="text">
      <style:text-properties fo:font-style="italic" officeooo:rsid="0075b42d" style:font-style-asian="italic" style:font-style-complex="italic"/>
    </style:style>
    <style:style style:name="T19" style:family="text">
      <style:text-properties fo:font-style="italic" officeooo:rsid="008befb2" style:font-style-asian="italic" style:font-style-complex="italic"/>
    </style:style>
    <style:style style:name="T20" style:family="text">
      <style:text-properties officeooo:rsid="00323253"/>
    </style:style>
    <style:style style:name="T21" style:family="text">
      <style:text-properties officeooo:rsid="00677993"/>
    </style:style>
    <style:style style:name="T22" style:family="text">
      <style:text-properties officeooo:rsid="008e20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5">Part </text:span><text:span text:style-name="T14">2</text:span><text:span text:style-name="T15"> &amp; Part </text:span><text:span text:style-name="T14">3</text:span></text:p>
      <text:p text:style-name="P3">Introduction</text:p>
      <text:p text:style-name="P24"><text:span text:style-name="T5">The </text:span><text:span text:style-name="T7">blog list</text:span><text:span text:style-name="T5"> was deployed to: <text:tab/></text:span></text:p>
      <text:p text:style-name="P15"/>
      <text:p text:style-name="P6"><text:span text:style-name="T3">S</text:span><text:span text:style-name="T4">elf Evaluation: <text:tab/></text:span><text:span text:style-name="T10">Mastery</text:span><text:span text:style-name="T9"> / Progressing / Needs Improvement</text:span></text:p>
      <text:p text:style-name="P5"><text:span text:style-name="T3">Due date</text:span><text:span text:style-name="T2">: <text:tab/><text:tab/>2021-</text:span><text:span text:style-name="T6">10-01</text:span></text:p>
      <text:p text:style-name="P5"><text:span text:style-name="T3">Completion</text:span><text:span text:style-name="T2">: <text:tab/><text:tab/></text:span></text:p>
      <text:p text:style-name="P16"><text:span text:style-name="T2">G</text:span><text:span text:style-name="T1">itHub: <text:tab/><text:tab/></text:span><text:a xlink:type="simple" xlink:href="https://github.com/ZDGharst/FullStackOpen" text:style-name="Internet_20_link" text:visited-style-name="Visited_20_Internet_20_Link"><text:span text:style-name="T1">https://github.com/ZDGharst/FullStackOpen</text:span></text:a></text:p>
      <text:p text:style-name="P11"/>
      <text:p text:style-name="P2"/>
      <text:p text:style-name="P19"><text:span text:style-name="T16">Part </text:span><text:span text:style-name="T17">4</text:span><text:span text:style-name="T16"> – </text:span><text:span text:style-name="T17">Testing Express servers, user administration</text:span></text:p>
      <text:p text:style-name="P25"><text:span text:style-name="T12">L</text:span><text:span text:style-name="T11">orem ipsum.</text:span></text:p>
      <text:p text:style-name="P23"><text:span text:style-name="T18">Additional notes can be found in the Part </text:span><text:span text:style-name="T19">4</text:span><text:span text:style-name="T18"> </text:span><text:a xlink:type="simple" xlink:href="https://github.com/ZDGharst/FullStackOpen/blob/master/part4/README.md" text:style-name="Internet_20_link" text:visited-style-name="Visited_20_Internet_20_Link"><text:span text:style-name="T18">README</text:span></text:a><text:span text:style-name="T18">.</text:span></text:p>
      <text:p text:style-name="P17"><text:s text:c="2"/></text:p>
      <text:p text:style-name="P7"><text:span text:style-name="T16">Part </text:span><text:span text:style-name="T17">5</text:span><text:span text:style-name="T16"> – </text:span><text:span text:style-name="T17">Testing React apps</text:span></text:p>
      <text:p text:style-name="P26"><text:span text:style-name="T21">L</text:span>orem ipsum.</text:p>
      <text:p text:style-name="P8"><text:span text:style-name="T18">Additional notes can be found in the Part </text:span><text:span text:style-name="T19">5</text:span><text:span text:style-name="T18"> </text:span><text:a xlink:type="simple" xlink:href="https://github.com/ZDGharst/FullStackOpen/blob/master/part5/README.md" text:style-name="Internet_20_link" text:visited-style-name="Visited_20_Internet_20_Link"><text:span text:style-name="T18">README</text:span></text:a><text:span text:style-name="T18">.</text:span></text:p>
      <text:p text:style-name="P18">Deliverable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Exercise</text:p>
          </table:table-cell>
          <table:table-cell table:style-name="Table1.A1" office:value-type="string">
            <text:p text:style-name="P20">Commit / <text:span text:style-name="T13">Link</text:span></text:p>
          </table:table-cell>
          <table:table-cell table:style-name="Table1.A1" office:value-type="string">
            <text:p text:style-name="P20">Diff</text:p>
          </table:table-cell>
          <table:table-cell table:style-name="Table1.D1" office:value-type="string">
            <text:p text:style-name="P20">Notes</text:p>
          </table:table-cell>
        </table:table-row>
        <table:table-row table:style-name="Table1.2">
          <table:table-cell table:style-name="Table1.A2" office:value-type="string">
            <text:p text:style-name="P27">4.1</text:p>
          </table:table-cell>
          <table:table-cell table:style-name="Table1.A2" office:value-type="string">
            <text:p text:style-name="P31"><text:a xlink:type="simple" xlink:href="https://github.com/ZDGharst/FullStackOpen/tree/f4f539bdc81f9c6f5b8930bbf4aef9586338b4a2" text:style-name="Internet_20_link" text:visited-style-name="Visited_20_Internet_20_Link">f4f539b</text:a></text:p>
          </table:table-cell>
          <table:table-cell table:style-name="Table1.A2" office:value-type="string">
            <text:p text:style-name="P31"><text:a xlink:type="simple" xlink:href="https://github.com/ZDGharst/FullStackOpen/commit/f4f539bdc81f9c6f5b8930bbf4aef9586338b4a2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2</text:p>
          </table:table-cell>
          <table:table-cell table:style-name="Table1.A2" office:value-type="string">
            <text:p text:style-name="P31"><text:a xlink:type="simple" xlink:href="https://github.com/ZDGharst/FullStackOpen/tree/432534fbbba6c07ec72b0d993cc8ff83e4a35295" text:style-name="Internet_20_link" text:visited-style-name="Visited_20_Internet_20_Link">432534f</text:a></text:p>
          </table:table-cell>
          <table:table-cell table:style-name="Table1.A2" office:value-type="string">
            <text:p text:style-name="P31"><text:a xlink:type="simple" xlink:href="https://github.com/ZDGharst/FullStackOpen/commit/432534fbbba6c07ec72b0d993cc8ff83e4a35295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3</text:p>
          </table:table-cell>
          <table:table-cell table:style-name="Table1.A2" office:value-type="string">
            <text:p text:style-name="P31"><text:a xlink:type="simple" xlink:href="https://github.com/ZDGharst/FullStackOpen/tree/7d6042ae88a299f0ca7afbecbffc409452843aa6" text:style-name="Internet_20_link" text:visited-style-name="Visited_20_Internet_20_Link">7d6042a</text:a></text:p>
          </table:table-cell>
          <table:table-cell table:style-name="Table1.A2" office:value-type="string">
            <text:p text:style-name="P31"><text:a xlink:type="simple" xlink:href="https://github.com/ZDGharst/FullStackOpen/commit/7d6042ae88a299f0ca7afbecbffc409452843aa6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4</text:p>
          </table:table-cell>
          <table:table-cell table:style-name="Table1.A2" office:value-type="string">
            <text:p text:style-name="P31"><text:a xlink:type="simple" xlink:href="https://github.com/ZDGharst/FullStackOpen/tree/678bafafe5722ebc1dceefaf767beb884f6b72f3" text:style-name="Internet_20_link" text:visited-style-name="Visited_20_Internet_20_Link">678bafa</text:a></text:p>
          </table:table-cell>
          <table:table-cell table:style-name="Table1.A2" office:value-type="string">
            <text:p text:style-name="P31"><text:a xlink:type="simple" xlink:href="https://github.com/ZDGharst/FullStackOpen/commit/678bafafe5722ebc1dceefaf767beb884f6b72f3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5*</text:p>
          </table:table-cell>
          <table:table-cell table:style-name="Table1.A2" office:value-type="string">
            <text:p text:style-name="P31"><text:a xlink:type="simple" xlink:href="https://github.com/ZDGharst/FullStackOpen/tree/4c2cefe115137c2be84c18e2e0a1b9a02c8021e1" text:style-name="Internet_20_link" text:visited-style-name="Visited_20_Internet_20_Link">4c2cefe</text:a></text:p>
          </table:table-cell>
          <table:table-cell table:style-name="Table1.A2" office:value-type="string">
            <text:p text:style-name="P31"><text:a xlink:type="simple" xlink:href="https://github.com/ZDGharst/FullStackOpen/commit/4c2cefe115137c2be84c18e2e0a1b9a02c8021e1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6*</text:p>
          </table:table-cell>
          <table:table-cell table:style-name="Table1.A2" office:value-type="string">
            <text:p text:style-name="P31"><text:a xlink:type="simple" xlink:href="https://github.com/ZDGharst/FullStackOpen/tree/0611825e4256b160a2e9dd66d9220a6dc164096e" text:style-name="Internet_20_link" text:visited-style-name="Visited_20_Internet_20_Link">0611825</text:a></text:p>
          </table:table-cell>
          <table:table-cell table:style-name="Table1.A2" office:value-type="string">
            <text:p text:style-name="P31"><text:a xlink:type="simple" xlink:href="https://github.com/ZDGharst/FullStackOpen/commit/0611825e4256b160a2e9dd66d9220a6dc164096e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7*</text:p>
          </table:table-cell>
          <table:table-cell table:style-name="Table1.A2" office:value-type="string">
            <text:p text:style-name="P31"><text:a xlink:type="simple" xlink:href="https://github.com/ZDGharst/FullStackOpen/tree/102d77c0157f06195e31cb580ddb804e0badaf1e" text:style-name="Internet_20_link" text:visited-style-name="Visited_20_Internet_20_Link">102d77c</text:a></text:p>
          </table:table-cell>
          <table:table-cell table:style-name="Table1.A2" office:value-type="string">
            <text:p text:style-name="P31"><text:a xlink:type="simple" xlink:href="https://github.com/ZDGharst/FullStackOpen/commit/102d77c0157f06195e31cb580ddb804e0badaf1e" text:style-name="Internet_20_link" text:visited-style-name="Visited_20_Internet_20_Link">diff</text:a></text:p>
          </table:table-cell>
          <table:table-cell table:style-name="Table1.D2" office:value-type="string">
            <text:p text:style-name="P29"><text:a xlink:type="simple" xlink:href="https://github.com/ZDGharst/FullStackOpen/blob/master/part4/screenshots/exercise_4.7.png" text:style-name="Internet_20_link" text:visited-style-name="Visited_20_Internet_20_Link">screenshot</text:a></text:p>
          </table:table-cell>
        </table:table-row>
        <table:table-row table:style-name="Table1.2">
          <table:table-cell table:style-name="Table1.A2" office:value-type="string">
            <text:p text:style-name="P27">4.8</text:p>
          </table:table-cell>
          <table:table-cell table:style-name="Table1.A2" office:value-type="string">
            <text:p text:style-name="P32"><text:a xlink:type="simple" xlink:href="https://github.com/ZDGharst/FullStackOpen/tree/1ebe407dcd7797158f229e0ae2c49f6ac6a4baaf" text:style-name="Internet_20_link" text:visited-style-name="Visited_20_Internet_20_Link">1ebe407</text:a></text:p>
          </table:table-cell>
          <table:table-cell table:style-name="Table1.A2" office:value-type="string">
            <text:p text:style-name="P32"><text:a xlink:type="simple" xlink:href="https://github.com/ZDGharst/FullStackOpen/commit/1ebe407dcd7797158f229e0ae2c49f6ac6a4baaf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9*</text:p>
          </table:table-cell>
          <table:table-cell table:style-name="Table1.A2" office:value-type="string">
            <text:p text:style-name="P32"><text:a xlink:type="simple" xlink:href="https://github.com/ZDGharst/FullStackOpen/tree/7a205f04455a9c1a230aba9980b55fc721504f1e" text:style-name="Internet_20_link" text:visited-style-name="Visited_20_Internet_20_Link">7a205f0</text:a></text:p>
          </table:table-cell>
          <table:table-cell table:style-name="Table1.A2" office:value-type="string">
            <text:p text:style-name="P32"><text:a xlink:type="simple" xlink:href="https://github.com/ZDGharst/FullStackOpen/commit/7a205f04455a9c1a230aba9980b55fc721504f1e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10</text:p>
          </table:table-cell>
          <table:table-cell table:style-name="Table1.A2" office:value-type="string">
            <text:p text:style-name="P32"><text:a xlink:type="simple" xlink:href="https://github.com/ZDGharst/FullStackOpen/tree/5d6e8b2547cf5bc897ed0fe17714b039700599f0" text:style-name="Internet_20_link" text:visited-style-name="Visited_20_Internet_20_Link">5d6e8b2</text:a></text:p>
          </table:table-cell>
          <table:table-cell table:style-name="Table1.A2" office:value-type="string">
            <text:p text:style-name="P32"><text:a xlink:type="simple" xlink:href="https://github.com/ZDGharst/FullStackOpen/commit/5d6e8b2547cf5bc897ed0fe17714b039700599f0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11*</text:p>
          </table:table-cell>
          <table:table-cell table:style-name="Table1.A2" office:value-type="string">
            <text:p text:style-name="P32"><text:a xlink:type="simple" xlink:href="https://github.com/ZDGharst/FullStackOpen/tree/254647d35846bd943b76f83e8a650a555b016394" text:style-name="Internet_20_link" text:visited-style-name="Visited_20_Internet_20_Link">254647d</text:a></text:p>
          </table:table-cell>
          <table:table-cell table:style-name="Table1.A2" office:value-type="string">
            <text:p text:style-name="P32"><text:a xlink:type="simple" xlink:href="https://github.com/ZDGharst/FullStackOpen/commit/254647d35846bd943b76f83e8a650a555b016394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12*</text:p>
          </table:table-cell>
          <table:table-cell table:style-name="Table1.A2" office:value-type="string">
            <text:p text:style-name="P32"><text:a xlink:type="simple" xlink:href="https://github.com/ZDGharst/FullStackOpen/tree/84feb7060046d29a5280095c274a8760a26ac097" text:style-name="Internet_20_link" text:visited-style-name="Visited_20_Internet_20_Link">84feb70</text:a></text:p>
          </table:table-cell>
          <table:table-cell table:style-name="Table1.A2" office:value-type="string">
            <text:p text:style-name="P32"><text:a xlink:type="simple" xlink:href="https://github.com/ZDGharst/FullStackOpen/commit/84feb7060046d29a5280095c274a8760a26ac097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13</text:p>
          </table:table-cell>
          <table:table-cell table:style-name="Table1.A2" office:value-type="string">
            <text:p text:style-name="P32"><text:a xlink:type="simple" xlink:href="https://github.com/ZDGharst/FullStackOpen/tree/7c9a891b86972a9ec4524491bcc910ab6a4574c3" text:style-name="Internet_20_link" text:visited-style-name="Visited_20_Internet_20_Link">7c9a891</text:a></text:p>
          </table:table-cell>
          <table:table-cell table:style-name="Table1.A2" office:value-type="string">
            <text:p text:style-name="P32"><text:a xlink:type="simple" xlink:href="https://github.com/ZDGharst/FullStackOpen/commit/7c9a891b86972a9ec4524491bcc910ab6a4574c3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14</text:p>
          </table:table-cell>
          <table:table-cell table:style-name="Table1.A2" office:value-type="string">
            <text:p text:style-name="P32"><text:a xlink:type="simple" xlink:href="https://github.com/ZDGharst/FullStackOpen/tree/f4c07cf1465940a0d6ae3f92654bc88d9202db86" text:style-name="Internet_20_link" text:visited-style-name="Visited_20_Internet_20_Link">f4c08cf</text:a></text:p>
          </table:table-cell>
          <table:table-cell table:style-name="Table1.A2" office:value-type="string">
            <text:p text:style-name="P32"><text:a xlink:type="simple" xlink:href="https://github.com/ZDGharst/FullStackOpen/commit/f4c07cf1465940a0d6ae3f92654bc88d9202db86" text:style-name="Internet_20_link" text:visited-style-name="Visited_20_Internet_20_Link">diff</text:a></text:p>
          </table:table-cell>
          <table:table-cell table:style-name="Table1.D2" office:value-type="string">
            <text:p text:style-name="P29"><text:a xlink:type="simple" xlink:href="https://github.com/ZDGharst/FullStackOpen/blob/master/part4/screenshots/exercise_4.14.png" text:style-name="Internet_20_link" text:visited-style-name="Visited_20_Internet_20_Link">screenshot</text:a></text:p>
          </table:table-cell>
        </table:table-row>
        <table:table-row table:style-name="Table1.2">
          <table:table-cell table:style-name="Table1.A2" office:value-type="string">
            <text:p text:style-name="P27">4.15</text:p>
          </table:table-cell>
          <table:table-cell table:style-name="Table1.A2" office:value-type="string">
            <text:p text:style-name="P32"><text:a xlink:type="simple" xlink:href="https://github.com/ZDGharst/FullStackOpen/tree/f36434a7bfe6db10fad2936563a9a6ee4a34880d" text:style-name="Internet_20_link" text:visited-style-name="Visited_20_Internet_20_Link">f36434a</text:a></text:p>
          </table:table-cell>
          <table:table-cell table:style-name="Table1.A2" office:value-type="string">
            <text:p text:style-name="P32"><text:a xlink:type="simple" xlink:href="https://github.com/ZDGharst/FullStackOpen/commit/f36434a7bfe6db10fad2936563a9a6ee4a34880d" text:style-name="Internet_20_link" text:visited-style-name="Visited_20_Internet_20_Link">diff</text:a></text:p>
          </table:table-cell>
          <table:table-cell table:style-name="Table1.D2" office:value-type="string">
            <text:p text:style-name="P29"/>
          </table:table-cell>
        </table:table-row>
        <table:table-row table:style-name="Table1.2">
          <table:table-cell table:style-name="Table1.A2" office:value-type="string">
            <text:p text:style-name="P27">4.16*</text:p>
          </table:table-cell>
          <table:table-cell table:style-name="Table1.A2" office:value-type="string">
            <text:p text:style-name="P32"><text:a xlink:type="simple" xlink:href="https://github.com/ZDGharst/FullStackOpen/tree/7a187f18f773e5153e433b5d1a3fde2628971886" text:style-name="Internet_20_link" text:visited-style-name="Visited_20_Internet_20_Link">7a187f1</text:a></text:p>
          </table:table-cell>
          <table:table-cell table:style-name="Table1.A2" office:value-type="string">
            <text:p text:style-name="P33"><text:a xlink:type="simple" xlink:href="https://github.com/ZDGharst/FullStackOpen/commit/7a187f18f773e5153e433b5d1a3fde2628971886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17</text:p>
          </table:table-cell>
          <table:table-cell table:style-name="Table1.A2" office:value-type="string">
            <text:p text:style-name="P32"><text:a xlink:type="simple" xlink:href="https://github.com/ZDGharst/FullStackOpen/tree/6a0e25ca21d474c6029ff3634719bc00db6c804e" text:style-name="Internet_20_link" text:visited-style-name="Visited_20_Internet_20_Link">6a0e25c</text:a></text:p>
          </table:table-cell>
          <table:table-cell table:style-name="Table1.A2" office:value-type="string">
            <text:p text:style-name="P33"><text:a xlink:type="simple" xlink:href="https://github.com/ZDGharst/FullStackOpen/commit/6a0e25ca21d474c6029ff3634719bc00db6c804e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18</text:p>
          </table:table-cell>
          <table:table-cell table:style-name="Table1.A2" office:value-type="string">
            <text:p text:style-name="P32"><text:a xlink:type="simple" xlink:href="https://github.com/ZDGharst/FullStackOpen/tree/96069b96cdd6c539b499030f6fcfe103badb397b" text:style-name="Internet_20_link" text:visited-style-name="Visited_20_Internet_20_Link">96069b9</text:a></text:p>
          </table:table-cell>
          <table:table-cell table:style-name="Table1.A2" office:value-type="string">
            <text:p text:style-name="P33"><text:a xlink:type="simple" xlink:href="https://github.com/ZDGharst/FullStackOpen/commit/96069b96cdd6c539b499030f6fcfe103badb397b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19</text:p>
          </table:table-cell>
          <table:table-cell table:style-name="Table1.A2" office:value-type="string">
            <text:p text:style-name="P32"><text:a xlink:type="simple" xlink:href="https://github.com/ZDGharst/FullStackOpen/tree/077e12ba315026eec38a60e38d374173db20580f" text:style-name="Internet_20_link" text:visited-style-name="Visited_20_Internet_20_Link">077e12b</text:a></text:p>
          </table:table-cell>
          <table:table-cell table:style-name="Table1.A2" office:value-type="string">
            <text:p text:style-name="P33"><text:a xlink:type="simple" xlink:href="https://github.com/ZDGharst/FullStackOpen/commit/077e12ba315026eec38a60e38d374173db20580f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20*</text:p>
          </table:table-cell>
          <table:table-cell table:style-name="Table1.A2" office:value-type="string">
            <text:p text:style-name="P32"><text:a xlink:type="simple" xlink:href="https://github.com/ZDGharst/FullStackOpen/tree/fbfe249b0ec2dea832b697223b2fe75d74edaf3b" text:style-name="Internet_20_link" text:visited-style-name="Visited_20_Internet_20_Link">fbfe249</text:a></text:p>
          </table:table-cell>
          <table:table-cell table:style-name="Table1.A2" office:value-type="string">
            <text:p text:style-name="P33"><text:a xlink:type="simple" xlink:href="https://github.com/ZDGharst/FullStackOpen/commit/fbfe249b0ec2dea832b697223b2fe75d74edaf3b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21*</text:p>
          </table:table-cell>
          <table:table-cell table:style-name="Table1.A2" office:value-type="string">
            <text:p text:style-name="P32"><text:a xlink:type="simple" xlink:href="https://github.com/ZDGharst/FullStackOpen/tree/d0bfe13fa50695dcf8232db60bb8eb30942e88af" text:style-name="Internet_20_link" text:visited-style-name="Visited_20_Internet_20_Link">d0bfe13</text:a></text:p>
          </table:table-cell>
          <table:table-cell table:style-name="Table1.A2" office:value-type="string">
            <text:p text:style-name="P33"><text:a xlink:type="simple" xlink:href="https://github.com/ZDGharst/FullStackOpen/commit/d0bfe13fa50695dcf8232db60bb8eb30942e88af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22*</text:p>
          </table:table-cell>
          <table:table-cell table:style-name="Table1.A2" office:value-type="string">
            <text:p text:style-name="P32"><text:a xlink:type="simple" xlink:href="https://github.com/ZDGharst/FullStackOpen/tree/b70a730c607806f43e9f5262395193a1ebf932f1" text:style-name="Internet_20_link" text:visited-style-name="Visited_20_Internet_20_Link">b70a730</text:a></text:p>
          </table:table-cell>
          <table:table-cell table:style-name="Table1.A2" office:value-type="string">
            <text:p text:style-name="P33"><text:a xlink:type="simple" xlink:href="https://github.com/ZDGharst/FullStackOpen/commit/b70a730c607806f43e9f5262395193a1ebf932f1" text:style-name="Internet_20_link" text:visited-style-name="Visited_20_Internet_20_Link">diff</text:a></text:p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4.23*</text:p>
          </table:table-cell>
          <table:table-cell table:style-name="Table1.A2" office:value-type="string">
            <text:p text:style-name="P32"><text:a xlink:type="simple" xlink:href="https://github.com/ZDGharst/FullStackOpen/tree/2049e0547afd41e7089b55deb9d64c7d3f7a8c2e" text:style-name="Internet_20_link" text:visited-style-name="Visited_20_Internet_20_Link">2049e05</text:a></text:p>
          </table:table-cell>
          <table:table-cell table:style-name="Table1.A2" office:value-type="string">
            <text:p text:style-name="P33"><text:a xlink:type="simple" xlink:href="https://github.com/ZDGharst/FullStackOpen/commit/2049e0547afd41e7089b55deb9d64c7d3f7a8c2e" text:style-name="Internet_20_link" text:visited-style-name="Visited_20_Internet_20_Link">diff</text:a></text:p>
          </table:table-cell>
          <table:table-cell table:style-name="Table1.D2" office:value-type="string">
            <text:p text:style-name="P29"><text:a xlink:type="simple" xlink:href="https://github.com/ZDGharst/FullStackOpen/blob/master/part4/screenshots/exercise_4.23.png" text:style-name="Internet_20_link" text:visited-style-name="Visited_20_Internet_20_Link">screenshot</text:a></text:p>
          </table:table-cell>
        </table:table-row>
        <table:table-row table:style-name="Table1.2">
          <table:table-cell table:style-name="Table1.A2" office:value-type="string">
            <text:p text:style-name="P27">5.1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2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3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4*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5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6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7*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ext:soft-page-break/>
        <table:table-row table:style-name="Table1.2">
          <table:table-cell table:style-name="Table1.A2" office:value-type="string">
            <text:p text:style-name="P27">5.8*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9*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10*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11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12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13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14*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15*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16*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17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18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19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20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21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7">5.22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21"/>
          </table:table-cell>
        </table:table-row>
      </table:table>
      <text:p text:style-name="P10"/>
      <text:p text:style-name="P4">Supplementary Material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1ae36" officeooo:paragraph-rsid="0011ae3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Zach Gharst<text:tab/>Directed Readings – Full Stack Open<text:tab/>CS 49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9:42:15.491773633</meta:creation-date>
    <dc:date>2021-09-25T15:19:44.528282841</dc:date>
    <meta:editing-duration>PT21H10M3S</meta:editing-duration>
    <meta:editing-cycles>93</meta:editing-cycles>
    <meta:generator>LibreOffice/6.4.7.2$Linux_X86_64 LibreOffice_project/40$Build-2</meta:generator>
    <meta:document-statistic meta:table-count="1" meta:image-count="0" meta:object-count="0" meta:page-count="4" meta:paragraph-count="115" meta:word-count="174" meta:character-count="995" meta:non-whitespace-character-count="920"/>
  </office:meta>
</office:document-meta>
</file>